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f7" officeooo:paragraph-rsid="0019c3f7"/>
    </style:style>
    <style:style style:name="P2" style:family="paragraph" style:parent-style-name="Standard">
      <style:text-properties officeooo:rsid="0019c3f7" officeooo:paragraph-rsid="0020c2ea"/>
    </style:style>
    <style:style style:name="P3" style:family="paragraph" style:parent-style-name="Standard">
      <style:text-properties officeooo:rsid="0019c3f7" officeooo:paragraph-rsid="00225919"/>
    </style:style>
    <style:style style:name="P4" style:family="paragraph" style:parent-style-name="Standard">
      <style:text-properties officeooo:rsid="0019c3f7" officeooo:paragraph-rsid="0023963a"/>
    </style:style>
    <style:style style:name="P5" style:family="paragraph" style:parent-style-name="Standard">
      <style:text-properties officeooo:rsid="0019c3f7" officeooo:paragraph-rsid="0028c8be"/>
    </style:style>
    <style:style style:name="P6" style:family="paragraph" style:parent-style-name="Standard">
      <style:text-properties officeooo:rsid="0019c3f7" officeooo:paragraph-rsid="0032baf4"/>
    </style:style>
    <style:style style:name="P7" style:family="paragraph" style:parent-style-name="Standard">
      <style:text-properties officeooo:rsid="001b524e" officeooo:paragraph-rsid="001b524e"/>
    </style:style>
    <style:style style:name="P8" style:family="paragraph" style:parent-style-name="Standard">
      <style:text-properties officeooo:rsid="001b524e" officeooo:paragraph-rsid="0025da99"/>
    </style:style>
    <style:style style:name="P9" style:family="paragraph" style:parent-style-name="Standard">
      <style:text-properties officeooo:rsid="001b524e" officeooo:paragraph-rsid="002cef5a"/>
    </style:style>
    <style:style style:name="P10" style:family="paragraph" style:parent-style-name="Standard">
      <style:text-properties officeooo:rsid="0025da99" officeooo:paragraph-rsid="0025da99"/>
    </style:style>
    <style:style style:name="P11" style:family="paragraph" style:parent-style-name="Standard">
      <style:text-properties officeooo:rsid="0025da99" officeooo:paragraph-rsid="00319a16"/>
    </style:style>
    <style:style style:name="P12" style:family="paragraph" style:parent-style-name="Standard">
      <style:text-properties officeooo:paragraph-rsid="0030ade3"/>
    </style:style>
    <style:style style:name="P13" style:family="paragraph" style:parent-style-name="Standard">
      <style:text-properties fo:font-size="12pt" officeooo:rsid="001b524e" officeooo:paragraph-rsid="001b524e"/>
    </style:style>
    <style:style style:name="T1" style:family="text">
      <style:text-properties officeooo:rsid="001fea65"/>
    </style:style>
    <style:style style:name="T2" style:family="text">
      <style:text-properties officeooo:rsid="0020c2ea"/>
    </style:style>
    <style:style style:name="T3" style:family="text">
      <style:text-properties officeooo:rsid="00225919"/>
    </style:style>
    <style:style style:name="T4" style:family="text">
      <style:text-properties officeooo:rsid="002505ff"/>
    </style:style>
    <style:style style:name="T5" style:family="text">
      <style:text-properties officeooo:rsid="00275837"/>
    </style:style>
    <style:style style:name="T6" style:family="text">
      <style:text-properties officeooo:rsid="00276cd8"/>
    </style:style>
    <style:style style:name="T7" style:family="text">
      <style:text-properties officeooo:rsid="0028c8be"/>
    </style:style>
    <style:style style:name="T8" style:family="text">
      <style:text-properties officeooo:rsid="002b1d63"/>
    </style:style>
    <style:style style:name="T9" style:family="text">
      <style:text-properties officeooo:rsid="002cef5a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urier New" fo:font-size="10.5pt" fo:font-style="normal" style:text-underline-style="none" fo:font-weight="normal" style:text-blinking="false" fo:background-color="#ffffff" loext:char-shading-value="0"/>
    </style:style>
    <style:style style:name="T11" style:family="text">
      <style:text-properties officeooo:rsid="001b524e"/>
    </style:style>
    <style:style style:name="T12" style:family="text">
      <style:text-properties officeooo:rsid="00319ed6"/>
    </style:style>
    <style:style style:name="T13" style:family="text">
      <style:text-properties officeooo:rsid="0035ec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udo rfkill list</text:p>
      <text:p text:style-name="P10">taipei101</text:p>
      <text:p text:style-name="P10"/>
      <text:p text:style-name="P11">ifconfig <text:s/>wlp1s0 down;</text:p>
      <text:p text:style-name="P10">iwconfig <text:s/>wlp1s0 mode monitor;</text:p>
      <text:p text:style-name="P10"/>
      <text:p text:style-name="P10"><text:span text:style-name="T12">sudo </text:span>python3 sniffer.py wlp1s0 5680</text:p>
      <text:p text:style-name="P11"><text:span text:style-name="T12">sudo </text:span>python3 sniffer.py 5<text:span text:style-name="T12">1</text:span>80</text:p>
      <text:p text:style-name="P10"/>
      <text:p text:style-name="P10"><text:span text:style-name="T12">sudo </text:span>airmon-ng stop wlp1s0</text:p>
      <text:p text:style-name="P10"><text:span text:style-name="T12">sudo </text:span>airmon-ng start wlp1s0</text:p>
      <text:p text:style-name="P8"/>
      <text:p text:style-name="P7"/>
      <text:p text:style-name="P7">wlan.addr==2c:f0:5d:f8:ed:b7 &amp;&amp; wlan.fc.type_subtype == 0x05</text:p>
      <text:p text:style-name="P7"/>
      <text:p text:style-name="P12"><text:span text:style-name="T11">wlan.addr==</text:span><text:bookmark text:name="docs-internal-guid-2de7c50d-7fff-55e8-1991-7088a1581cc6"/><text:span text:style-name="T10">44:29:1e:69:9a:ef</text:span></text:p>
      <text:p text:style-name="P9">wlan.fc.type_subtype == 0x0<text:span text:style-name="T9">4</text:span></text:p>
      <text:p text:style-name="P7"/>
      <text:p text:style-name="P7"/>
      <text:p text:style-name="P1"/>
      <text:p text:style-name="P2"><text:span text:style-name="T2">while true, do </text:span>ifconfig <text:s/>wlx08beac3f2846 down; iwconfig wlx08beac3f2846 mode monitor; <text:span text:style-name="T2">sleep 3; </text:span>ifconfig wlx08beac3f2846 up; <text:span text:style-name="T2">sleep 3; </text:span>iwconfig wlx08beac3f2846 channel <text:span text:style-name="T1">1</text:span>; <text:span text:style-name="T2">done; </text:span>sudo wireshark</text:p>
      <text:p text:style-name="P1"/>
      <text:p text:style-name="P1"/>
      <text:p text:style-name="P1"/>
      <text:p text:style-name="P1">wlx08beac3f2821</text:p>
      <text:p text:style-name="P1">wlx08beac3f282<text:span text:style-name="T7">2</text:span></text:p>
      <text:p text:style-name="P1">wlx08beac3f282<text:span text:style-name="T7">5</text:span></text:p>
      <text:p text:style-name="P1">wlx08beac3f284a</text:p>
      <text:p text:style-name="P1"/>
      <text:p text:style-name="P1"/>
      <text:p text:style-name="P5"><text:span text:style-name="T3">sudo </text:span>ifconfig wlx08beac3f2821 down; <text:span text:style-name="T3">sudo </text:span>iwconfig wlx08beac3f2821 mode monitor; </text:p>
      <text:p text:style-name="P5"><text:span text:style-name="T3">sudo </text:span>ifconfig wlx08beac3f2821 up; </text:p>
      <text:p text:style-name="P5"><text:span text:style-name="T3">sudo </text:span>iwconfig wlx08beac3f2821 channel <text:span text:style-name="T8">36</text:span>; </text:p>
      <text:p text:style-name="P3">sudo wireshark</text:p>
      <text:p text:style-name="P1"/>
      <text:p text:style-name="P5"><text:span text:style-name="T3">sudo </text:span>ifconfig wlx08beac3f284a down; <text:span text:style-name="T3">sudo </text:span>iwconfig wlx08beac3f284a mode monitor; </text:p>
      <text:p text:style-name="P5"><text:span text:style-name="T3">sudo </text:span>ifconfig wlx08beac3f284a up; </text:p>
      <text:p text:style-name="P5"><text:span text:style-name="T3">sudo </text:span>iwconfig wlx08beac3f284a channel <text:span text:style-name="T13">149</text:span><text:span text:style-name="T5">;</text:span> </text:p>
      <text:p text:style-name="P4">sudo wireshark</text:p>
      <text:p text:style-name="P4"/>
      <text:p text:style-name="P5"><text:span text:style-name="T3">sudo </text:span>ifconfig wlx08beac3f282<text:span text:style-name="T7">5</text:span> down; <text:span text:style-name="T3">sudo </text:span>iwconfig wlx08beac3f282<text:span text:style-name="T7">5</text:span> mode monitor; </text:p>
      <text:p text:style-name="P5"><text:span text:style-name="T3">sudo </text:span>ifconfig wlx08beac3f282<text:span text:style-name="T7">5</text:span> up; </text:p>
      <text:p text:style-name="P5"><text:span text:style-name="T3">sudo </text:span>iwconfig wlx08beac3f282<text:span text:style-name="T7">5</text:span> channel <text:span text:style-name="T4">1</text:span><text:span text:style-name="T6">00</text:span>;</text:p>
      <text:p text:style-name="P4">sudo wireshark</text:p>
      <text:p text:style-name="P4"/>
      <text:p text:style-name="P6"/>
      <text:p text:style-name="P6"/>
      <text:p text:style-name="P6"/>
      <text:p text:style-name="P6"><text:soft-page-break/>wlx08beac3f284a</text:p>
      <text:p text:style-name="P6"><text:span text:style-name="T3">sudo </text:span>ifconfig wlx08beac3f284a down; <text:span text:style-name="T3">sudo </text:span>iwconfig wlx08beac3f284a mode monitor; </text:p>
      <text:p text:style-name="P6"><text:span text:style-name="T3">sudo </text:span>ifconfig wlx08beac3f284a up; </text:p>
      <text:p text:style-name="P6"><text:span text:style-name="T3">sudo </text:span>iwconfig wlx08beac3f284a channel <text:span text:style-name="T4">1</text:span><text:span text:style-name="T6">00</text:span>;</text:p>
      <text:p text:style-name="P6">sudo wireshark</text:p>
      <text:p text:style-name="P2"/>
      <text:p text:style-name="P2">wlx08beac3f284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4:28:23.429947576</meta:creation-date>
    <dc:date>2024-10-25T10:00:59.013143902</dc:date>
    <meta:editing-duration>P7DT10H52M2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47" meta:character-count="1269" meta:non-whitespace-character-count="1143"/>
  </office:meta>
</office:document-meta>
</file>